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)" office:value-type="float" office:value="133100">
            <text:p>133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26500">
            <text:p>1265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6600">
            <text:p>6600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8200">
            <text:p>8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style-name="ce23" office:value-type="float" office:value="3900">
            <text:p>39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08.70509607352">
            <text:p>2208.7050960735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3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9" office:value-type="float" office:value="694.736842105263">
            <text:p>694.736842105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694.736842105263">
            <text:p>694.7368421053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4:.H60])" office:value-type="float" office:value="42699.7076023392">
            <text:p>42699.7076023392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table:number-columns-repeated="2"/>
          <table:table-cell table:style-name="ce2" table:formula="of:=SUM([.B92:.F92])" office:value-type="float" office:value="13200">
            <text:p>13200</text:p>
          </table:table-cell>
          <table:table-cell table:formula="of:=SUM([.B111:.F111])" office:value-type="float" office:value="675.526315789474">
            <text:p>675.5263157895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675.526315789474">
            <text:p>675.526315789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:.F111])" office:value-type="float" office:value="675.526315789474">
            <text:p>675.5263157895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675.526315789474">
            <text:p>675.5263157895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675.526315789474">
            <text:p>675.5263157895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/>
        </table:table-row>
        <table:table-row table:style-name="ro12">
          <table:table-cell table:number-columns-repeated="2"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11:.F111])" office:value-type="float" office:value="675.526315789474">
            <text:p>675.526315789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675.526315789474">
            <text:p>675.526315789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111:.F111])" office:value-type="float" office:value="675.526315789474">
            <text:p>675.5263157895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enuhi</text:p>
          </table:table-cell>
          <table:table-cell office:value-type="string">
            <text:p>-Gena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D111];[.F111])" office:value-type="float" office:value="365">
            <text:p>365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table:number-columns-repeated="2"/>
          <table:table-cell table:formula="of:=SUM([.C111:.F111])" office:value-type="float" office:value="675.526315789474">
            <text:p>675.526315789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675.526315789474">
            <text:p>675.526315789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675.526315789474">
            <text:p>675.526315789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:.F111])" office:value-type="float" office:value="675.526315789474">
            <text:p>675.5263157895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675.526315789474">
            <text:p>675.526315789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table:formula="of:=[.B92]/14" office:value-type="float" office:value="0">
            <text:p>0</text:p>
          </table:table-cell>
          <table:table-cell table:formula="of:=[.C92]/19" office:value-type="float" office:value="310.526315789474">
            <text:p>310.5263157895</text:p>
          </table:table-cell>
          <table:table-cell table:formula="of:=[.D92]/20" office:value-type="float" office:value="365">
            <text:p>365</text:p>
          </table:table-cell>
          <table:table-cell table:formula="of:=[.E92]/16" office:value-type="float" office:value="0">
            <text:p>0</text:p>
          </table:table-cell>
          <table:table-cell table:formula="of:=[.F92]/22" office:value-type="float" office:value="0">
            <text:p>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];[.C111];[.D111];[.F111])" office:value-type="float" office:value="675.526315789474">
            <text:p>675.526315789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];[.C111];[.D111];[.F111])" office:value-type="float" office:value="675.526315789474">
            <text:p>675.526315789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];[.C111];[.D111];[.F111])" office:value-type="float" office:value="675.526315789474">
            <text:p>675.526315789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])" office:value-type="float" office:value="310.526315789474">
            <text:p>310.5263157895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675.526315789474">
            <text:p>675.526315789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:.F111])" office:value-type="float" office:value="675.526315789474">
            <text:p>675.526315789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F111])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92:.H119])" office:value-type="float" office:value="12835">
            <text:p>12835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3/30/2016</text:date>, <text:time>13:0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30T13:06:09</dc:date>
    <meta:editing-duration>P5DT19H32M32S</meta:editing-duration>
    <meta:editing-cycles>2117</meta:editing-cycles>
    <meta:generator>OpenOffice/4.1.1$Unix OpenOffice.org_project/411m6$Build-9775</meta:generator>
    <dc:creator>Hasmik Dabaghyan</dc:creator>
    <meta:document-statistic meta:table-count="12" meta:cell-count="5141" meta:object-count="0"/>
  </office:meta>
</office:document-meta>
</file>